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1" manifest:media-type="application/x-openoffice-gdimetafile;windows_formatname=&quot;GDIMetaFile&quot;"/>
  <manifest:file-entry manifest:full-path="ObjectReplacements/Object 15" manifest:media-type=""/>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26" manifest:media-type=""/>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28" manifest:media-type=""/>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4" manifest:media-type=""/>
  <manifest:file-entry manifest:full-path="ObjectReplacements/Object 38" manifest:media-type=""/>
  <manifest:file-entry manifest:full-path="ObjectReplacements/Object 29"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0" manifest:media-type=""/>
  <manifest:file-entry manifest:full-path="ObjectReplacements/Object 31"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 style:family="graphic" style:parent-style-name="Objeto_20_sin_20_relleno_20_ni_20_línea">
      <style:graphic-properties draw:fill="solid" draw:fill-color="#00cc00" draw:textarea-vertical-align="middle" draw:ole-draw-aspect="1"/>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 style:family="graphic" style:parent-style-name="Objeto_20_sin_20_relleno_20_ni_20_línea">
      <style:graphic-properties draw:fill="solid" draw:fill-color="#ffd320" draw:textarea-vertical-align="middle" draw:ole-draw-aspect="1"/>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Objeto_20_sin_20_relleno_20_ni_20_línea">
      <style:graphic-properties draw:textarea-vertical-align="middle" draw:ole-draw-aspect="1"/>
    </style:style>
    <style:style style:name="gr8" style:family="graphic" style:parent-style-name="objectwithoutfill">
      <style:graphic-properties draw:stroke="dash" draw:stroke-dash="Dashed_20__28_var_29_" svg:stroke-color="#00cc33" draw:marker-end="Arrow" draw:marker-end-width="0.3cm" draw:fill="none" draw:textarea-vertical-align="middle"/>
    </style:style>
    <style:style style:name="gr9" style:family="graphic" style:parent-style-name="objectwithoutfill">
      <style:graphic-properties draw:stroke="dash" draw:stroke-dash="Dashed_20__28_var_29_" svg:stroke-color="#ffd320" draw:marker-end="Arrow" draw:marker-end-width="0.3cm" draw:fill="none" draw:textarea-vertical-align="middle"/>
    </style:style>
    <style:style style:name="gr10" style:family="graphic">
      <style:graphic-properties style:protect="siz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7.289cm" fo:min-width="0cm"/>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objectwithoutfill">
      <style:graphic-properties svg:stroke-color="#6666ff" draw:marker-end="Arrow" draw:marker-end-width="0.3cm" draw:fill="none" draw:textarea-vertical-align="middle"/>
    </style:style>
    <style:style style:name="gr15" style:family="graphic" style:parent-style-name="objectwithoutfill">
      <style:graphic-properties svg:stroke-color="#ff3333" draw:marker-end="Arrow" draw:marker-end-width="0.3cm" draw:fill="none" draw:textarea-vertical-align="middl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title">
      <style:graphic-properties draw:auto-grow-height="true" fo:min-height="3.506cm"/>
    </style:style>
    <style:style style:name="P1" style:family="paragraph">
      <style:paragraph-properties fo:text-align="justify"/>
    </style:style>
    <style:style style:name="P2" style:family="paragraph">
      <style:paragraph-properties fo:text-align="justify"/>
      <style:text-properties fo:font-size="14p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text-underline-style="solid" style:text-underline-width="auto" style:text-underline-color="font-color"/>
    </style:style>
    <style:style style:name="P6" style:family="paragraph">
      <style:paragraph-properties fo:text-align="center"/>
      <style:text-properties style:text-underline-style="none"/>
    </style:style>
    <style:style style:name="P7" style:family="paragraph">
      <style:text-properties fo:font-size="14pt" style:text-underline-style="solid" style:text-underline-width="auto" style:text-underline-color="font-color" style:font-size-asian="14pt" style:font-size-complex="14pt"/>
    </style:style>
    <style:style style:name="P8" style:family="paragraph">
      <style:text-properties fo:color="#ff420e" fo:font-size="14pt" style:text-underline-style="solid" style:text-underline-width="auto" style:text-underline-color="font-color" style:font-size-asian="14pt" style:font-size-complex="14pt"/>
    </style:style>
    <style:style style:name="P9" style:family="paragraph">
      <style:text-properties style:text-underline-style="none" fo:font-weight="normal" style:font-weight-asian="normal" style:font-weight-complex="normal"/>
    </style:style>
    <style:style style:name="P10" style:family="paragraph">
      <style:paragraph-properties fo:text-align="center"/>
      <style:text-properties fo:color="#00cc33"/>
    </style:style>
    <style:style style:name="P11" style:family="paragraph">
      <style:paragraph-properties fo:text-align="start"/>
    </style:style>
    <style:style style:name="P12" style:family="paragraph">
      <style:paragraph-properties fo:text-align="start"/>
      <style:text-properties fo:color="#ff0000"/>
    </style:style>
    <style:style style:name="P13" style:family="paragraph">
      <style:text-properties style:text-underline-style="none"/>
    </style:style>
    <style:style style:name="T1" style:family="text">
      <style:text-properties fo:font-size="14pt"/>
    </style:style>
    <style:style style:name="T2" style:family="text">
      <style:text-properties style:text-underline-style="none"/>
    </style:style>
    <style:style style:name="T3" style:family="text">
      <style:text-properties fo:font-size="14pt" style:text-underline-style="none" style:font-size-asian="14pt" style:font-size-complex="14pt"/>
    </style:style>
    <style:style style:name="T4" style:family="text">
      <style:text-properties fo:color="#ff420e" fo:font-size="14pt" style:text-underline-style="none" style:font-size-asian="14pt" style:font-size-complex="14pt"/>
    </style:style>
    <style:style style:name="T5" style:family="text">
      <style:text-properties style:text-underline-style="none" fo:font-weight="normal" style:font-weight-asian="normal" style:font-weight-complex="normal"/>
    </style:style>
    <style:style style:name="T6" style:family="text">
      <style:text-properties fo:color="#00cc33"/>
    </style:style>
    <style:style style:name="T7" style:family="text">
      <style:text-properties fo:color="#00cc33" fo:language="en" fo:country="US"/>
    </style:style>
    <style:style style:name="T8" style:family="text">
      <style:text-properties style:text-position="-33% 58%"/>
    </style:style>
    <style:style style:name="T9" style:family="text">
      <style:text-properties fo:color="#ff0000"/>
    </style:style>
    <style:style style:name="T10" style:family="text">
      <style:text-properties fo:color="#ff0000"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color="#0000cc" style:text-underline-style="solid" style:text-underline-width="auto" style:text-underline-color="font-color"/>
    </style:style>
    <style:style style:name="T13" style:family="text">
      <style:text-properties fo:color="#ff420e" style:text-underline-style="solid" style:text-underline-width="auto" style:text-underline-color="font-color"/>
    </style:style>
    <style:style style:name="T14" style:family="text">
      <style:text-properties fo:color="#ff0066"/>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9">
        <draw:frame presentation:style-name="pr1" draw:layer="layout" svg:width="25.199cm" svg:height="3.506cm" svg:x="1.4cm" svg:y="0.837cm" presentation:class="title">
          <draw:text-box>
            <text:p>MyOctopus SMART</text:p>
          </draw:text-box>
        </draw:frame>
        <draw:frame draw:style-name="gr1" draw:text-style-name="P2" draw:layer="layout" svg:width="20cm" svg:height="1.916cm" svg:x="4.3cm" svg:y="3.529cm">
          <draw:text-box>
            <text:p text:style-name="P1"><text:span text:style-name="T1">The idea is to discretize the observed events and learn from examples (user input) the right action to take at any state in the discretized grid. We say that the user has a policy to make choices at any given state </text:span></text:p>
          </draw:text-box>
        </draw:frame>
        <draw:frame draw:style-name="gr2" draw:text-style-name="P3" draw:layer="layout" svg:width="3.988cm" svg:height="1.034cm" svg:x="7.412cm" svg:y="16.8cm">
          <text:p/>
          <draw:object xlink:href="./Object 22" xlink:type="simple" xlink:show="embed" xlink:actuate="onLoad"/>
          <draw:image xlink:href="./ObjectReplacements/Object 22" xlink:type="simple" xlink:show="embed" xlink:actuate="onLoad"/>
        </draw:frame>
        <draw:frame draw:style-name="gr3" draw:text-style-name="P4" draw:layer="layout" svg:width="14cm" svg:height="0.962cm" svg:x="7cm" svg:y="15.642cm">
          <draw:text-box>
            <text:p><text:span text:style-name="T2">An expontaneous path of the system:</text:span></text:p>
          </draw:text-box>
        </draw:frame>
        <draw:frame draw:style-name="gr4" draw:text-style-name="P3" draw:layer="layout" svg:width="3.932cm" svg:height="1.172cm" svg:x="7.4cm" svg:y="19.166cm">
          <text:p/>
          <draw:object xlink:href="./Object 21" xlink:type="simple" xlink:show="embed" xlink:actuate="onLoad"/>
          <draw:image xlink:href="./ObjectReplacements/Object 21" xlink:type="simple" xlink:show="embed" xlink:actuate="onLoad"/>
        </draw:frame>
        <draw:g>
          <draw:g>
            <draw:line draw:style-name="gr5" draw:text-style-name="P3" draw:layer="layout" svg:x1="5.794cm" svg:y1="6.9cm" svg:x2="5.794cm" svg:y2="14.004cm">
              <text:p/>
            </draw:line>
            <draw:line draw:style-name="gr5" draw:text-style-name="P3" draw:layer="layout" svg:x1="14.231cm" svg:y1="14.087cm" svg:x2="5.714cm" svg:y2="14.087cm">
              <text:p/>
            </draw:line>
            <draw:line draw:style-name="gr5" draw:text-style-name="P3" draw:layer="layout" svg:x1="8.365cm" svg:y1="6.9cm" svg:x2="8.365cm" svg:y2="14.004cm">
              <text:p/>
            </draw:line>
            <draw:line draw:style-name="gr5" draw:text-style-name="P3" draw:layer="layout" svg:x1="11.34cm" svg:y1="6.9cm" svg:x2="11.34cm" svg:y2="14.004cm">
              <text:p/>
            </draw:line>
            <draw:line draw:style-name="gr5" draw:text-style-name="P3" draw:layer="layout" svg:x1="14.313cm" svg:y1="6.9cm" svg:x2="14.313cm" svg:y2="14.004cm">
              <text:p/>
            </draw:line>
            <draw:line draw:style-name="gr5" draw:text-style-name="P3" draw:layer="layout" svg:x1="14.231cm" svg:y1="11.693cm" svg:x2="5.714cm" svg:y2="11.693cm">
              <text:p/>
            </draw:line>
            <draw:line draw:style-name="gr5" draw:text-style-name="P3" draw:layer="layout" svg:x1="14.231cm" svg:y1="9.296cm" svg:x2="5.714cm" svg:y2="9.296cm">
              <text:p/>
            </draw:line>
            <draw:line draw:style-name="gr5" draw:text-style-name="P3" draw:layer="layout" svg:x1="14.231cm" svg:y1="6.983cm" svg:x2="5.714cm" svg:y2="6.983cm">
              <text:p/>
            </draw:line>
            <draw:custom-shape draw:style-name="gr6" draw:text-style-name="P3" draw:layer="layout" svg:width="0.482cm" svg:height="0.496cm" svg:x="8.124cm" svg:y="6.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1.099cm" svg:y="6.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4.072cm" svg:y="6.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8.124cm" svg:y="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8.124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1.099cm" svg:y="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1.099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4.072cm" svg:y="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4.072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8.124cm" svg:y="13.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1.099cm" svg:y="13.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482cm" svg:height="0.496cm" svg:x="14.072cm" svg:y="13.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482cm" svg:height="0.496cm" svg:x="5.553cm" svg:y="6.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482cm" svg:height="0.496cm" svg:x="5.553cm" svg:y="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482cm" svg:height="0.496cm" svg:x="5.553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482cm" svg:height="0.496cm" svg:x="5.553cm" svg:y="13.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3" draw:layer="layout" svg:width="1.041cm" svg:height="0.866cm" svg:x="4.459cm" svg:y="9.944cm">
            <text:p/>
            <draw:object xlink:href="./Object 15" xlink:type="simple" xlink:show="embed" xlink:actuate="onLoad"/>
            <draw:image xlink:href="./ObjectReplacements/Object 15" xlink:type="simple" xlink:show="embed" xlink:actuate="onLoad"/>
          </draw:frame>
          <draw:frame draw:style-name="gr7" draw:text-style-name="P3" draw:layer="layout" svg:width="0.955cm" svg:height="0.8cm" svg:x="9.398cm" svg:y="14.3cm">
            <text:p/>
            <draw:object xlink:href="./Object 16" xlink:type="simple" xlink:show="embed" xlink:actuate="onLoad"/>
            <draw:image xlink:href="./ObjectReplacements/Object 16" xlink:type="simple" xlink:show="embed" xlink:actuate="onLoad"/>
          </draw:frame>
          <draw:frame draw:style-name="gr7" draw:text-style-name="P3" draw:layer="layout" svg:width="1.841cm" svg:height="0.912cm" svg:x="4.353cm" svg:y="5.671cm">
            <text:p/>
            <draw:object xlink:href="./Object 17" xlink:type="simple" xlink:show="embed" xlink:actuate="onLoad"/>
            <draw:image xlink:href="./ObjectReplacements/Object 17" xlink:type="simple" xlink:show="embed" xlink:actuate="onLoad"/>
          </draw:frame>
          <draw:connector draw:style-name="gr8" draw:text-style-name="P3" draw:layer="layout" draw:type="curve" svg:x1="7.992cm" svg:y1="7.382cm" svg:x2="6.113cm" svg:y2="8.97cm" svg:d="M7992 7382c-1408 0-469 1588-1879 1588" svg:viewBox="0 0 1880 1589">
            <text:p/>
          </draw:connector>
          <draw:connector draw:style-name="gr8" draw:text-style-name="P3" draw:layer="layout" draw:type="curve" svg:x1="6.219cm" svg:y1="9.578cm" svg:x2="10.928cm" svg:y2="11.219cm" svg:d="M6219 9578c3532 0 1178 1641 4709 1641" svg:viewBox="0 0 4710 1642">
            <text:p/>
          </draw:connector>
          <draw:frame draw:style-name="gr7" draw:text-style-name="P3" draw:layer="layout" svg:width="1.16cm" svg:height="0.817cm" svg:x="8.44cm" svg:y="6.1cm">
            <text:p/>
            <draw:object xlink:href="./Object 19" xlink:type="simple" xlink:show="embed" xlink:actuate="onLoad"/>
            <draw:image xlink:href="./ObjectReplacements/Object 19" xlink:type="simple" xlink:show="embed" xlink:actuate="onLoad"/>
          </draw:frame>
          <draw:frame draw:style-name="gr7" draw:text-style-name="P3" draw:layer="layout" svg:width="1.151cm" svg:height="0.838cm" svg:x="4.5cm" svg:y="8.4cm">
            <text:p/>
            <draw:object xlink:href="./Object 20" xlink:type="simple" xlink:show="embed" xlink:actuate="onLoad"/>
            <draw:image xlink:href="./ObjectReplacements/Object 20" xlink:type="simple" xlink:show="embed" xlink:actuate="onLoad"/>
          </draw:frame>
          <draw:frame draw:style-name="gr7" draw:text-style-name="P3" draw:layer="layout" svg:width="1.151cm" svg:height="0.838cm" svg:x="11.34cm" svg:y="10.762cm">
            <text:p/>
            <draw:object xlink:href="./Object 23" xlink:type="simple" xlink:show="embed" xlink:actuate="onLoad"/>
            <draw:image xlink:href="./ObjectReplacements/Object 23" xlink:type="simple" xlink:show="embed" xlink:actuate="onLoad"/>
          </draw:frame>
          <draw:connector draw:style-name="gr9" draw:text-style-name="P3" draw:layer="layout" draw:type="curve" svg:x1="7.993cm" svg:y1="7.419cm" svg:x2="6.219cm" svg:y2="11.465cm" svg:d="M7993 7419c0 3034-1774 1012-1774 4046" svg:viewBox="0 0 1775 4047">
            <text:p/>
          </draw:connector>
          <draw:connector draw:style-name="gr9" draw:text-style-name="P3" draw:layer="layout" draw:type="curve" svg:x1="6.245cm" svg:y1="11.888cm" svg:x2="7.833cm" svg:y2="13.82cm" svg:d="M6245 11888c0 1449 1588 483 1588 1932" svg:viewBox="0 0 1589 1933">
            <text:p/>
          </draw:connector>
          <draw:frame draw:style-name="gr7" draw:text-style-name="P3" draw:layer="layout" svg:width="1.007cm" svg:height="0.817cm" svg:x="8.5cm" svg:y="6.983cm">
            <text:p/>
            <draw:object xlink:href="./Object 24" xlink:type="simple" xlink:show="embed" xlink:actuate="onLoad"/>
            <draw:image xlink:href="./ObjectReplacements/Object 24" xlink:type="simple" xlink:show="embed" xlink:actuate="onLoad"/>
          </draw:frame>
          <draw:frame draw:style-name="gr7" draw:text-style-name="P3" draw:layer="layout" svg:width="1.007cm" svg:height="0.817cm" svg:x="4.493cm" svg:y="11.124cm">
            <text:p/>
            <draw:object xlink:href="./Object 25" xlink:type="simple" xlink:show="embed" xlink:actuate="onLoad"/>
            <draw:image xlink:href="./ObjectReplacements/Object 25" xlink:type="simple" xlink:show="embed" xlink:actuate="onLoad"/>
          </draw:frame>
          <draw:frame draw:style-name="gr7" draw:text-style-name="P3" draw:layer="layout" svg:width="1.007cm" svg:height="0.817cm" svg:x="7.893cm" svg:y="14.4cm">
            <text:p/>
            <draw:object xlink:href="./Object 26" xlink:type="simple" xlink:show="embed" xlink:actuate="onLoad"/>
            <draw:image xlink:href="./ObjectReplacements/Object 26" xlink:type="simple" xlink:show="embed" xlink:actuate="onLoad"/>
          </draw:frame>
          <draw:frame draw:style-name="gr7" draw:text-style-name="P3" draw:layer="layout" svg:width="1.751cm" svg:height="0.616cm" svg:x="6.614cm" svg:y="10cm">
            <text:p/>
            <draw:object xlink:href="./Object 28" xlink:type="simple" xlink:show="embed" xlink:actuate="onLoad"/>
            <draw:image xlink:href="./ObjectReplacements/Object 28" xlink:type="simple" xlink:show="embed" xlink:actuate="onLoad"/>
          </draw:frame>
          <draw:frame draw:style-name="gr7" draw:text-style-name="P3" draw:layer="layout" svg:width="1.616cm" svg:height="0.616cm" svg:x="6.7cm" svg:y="12.2cm">
            <text:p/>
            <draw:object xlink:href="./Object 29" xlink:type="simple" xlink:show="embed" xlink:actuate="onLoad"/>
            <draw:image xlink:href="./ObjectReplacements/Object 29" xlink:type="simple" xlink:show="embed" xlink:actuate="onLoad"/>
          </draw:frame>
        </draw:g>
        <draw:frame draw:style-name="gr7" draw:text-style-name="P3" draw:layer="layout" svg:width="0.648cm" svg:height="0.471cm" svg:x="12.1cm" svg:y="4.8cm">
          <text:p/>
          <draw:object xlink:href="./Object 18" xlink:type="simple" xlink:show="embed" xlink:actuate="onLoad"/>
          <draw:image xlink:href="./ObjectReplacements/Object 18" xlink:type="simple" xlink:show="embed" xlink:actuate="onLoad"/>
        </draw:frame>
        <draw:frame draw:style-name="gr3" draw:text-style-name="P4" draw:layer="layout" svg:width="16.6cm" svg:height="0.962cm" svg:x="7cm" svg:y="18cm">
          <draw:text-box>
            <text:p><text:span text:style-name="T2">A path for the controlled system via a user policy <text:s text:c="7"/>:</text:span></text:p>
          </draw:text-box>
        </draw:frame>
        <draw:frame draw:style-name="gr7" draw:text-style-name="P3" draw:layer="layout" svg:width="1.39cm" svg:height="0.544cm" svg:x="20.852cm" svg:y="18.3cm">
          <text:p/>
          <draw:object xlink:href="./Object 27" xlink:type="simple" xlink:show="embed" xlink:actuate="onLoad"/>
          <draw:image xlink:href="./ObjectReplacements/Object 27" xlink:type="simple" xlink:show="embed" xlink:actuate="onLoad"/>
        </draw:frame>
        <draw:custom-shape draw:style-name="gr6" draw:text-style-name="P6" draw:layer="layout" svg:width="1.4cm" svg:height="1.4cm" svg:x="16.2cm" svg:y="8.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7" draw:layer="layout" svg:width="8.2cm" svg:height="1.916cm" svg:x="15.9cm" svg:y="6.584cm">
          <draw:text-box>
            <text:p><text:span text:style-name="T3">Each state is a set of labelled data for a given set of <text:s/>environmental variables eg.: </text:span></text:p>
          </draw:text-box>
        </draw:frame>
        <draw:frame draw:style-name="gr7" draw:text-style-name="P3" draw:layer="layout" svg:width="5.13cm" svg:height="0.745cm" svg:x="17.9cm" svg:y="9.155cm">
          <text:p/>
          <draw:object xlink:href="./Object 31" xlink:type="simple" xlink:show="embed" xlink:actuate="onLoad"/>
          <draw:image xlink:href="./ObjectReplacements/Object 31" xlink:type="simple" xlink:show="embed" xlink:actuate="onLoad"/>
        </draw:frame>
        <draw:frame draw:style-name="gr7" draw:text-style-name="P3" draw:layer="layout" svg:width="4.24cm" svg:height="0.734cm" svg:x="17.8cm" svg:y="10.155cm">
          <text:p/>
          <draw:object xlink:href="./Object 32" xlink:type="simple" xlink:show="embed" xlink:actuate="onLoad"/>
          <draw:image xlink:href="./ObjectReplacements/Object 32" xlink:type="simple" xlink:show="embed" xlink:actuate="onLoad"/>
        </draw:frame>
        <draw:frame draw:style-name="gr7" draw:text-style-name="P3" draw:layer="layout" svg:width="3.597cm" svg:height="0.734cm" svg:x="17.8cm" svg:y="10.966cm">
          <text:p/>
          <draw:object xlink:href="./Object 33" xlink:type="simple" xlink:show="embed" xlink:actuate="onLoad"/>
          <draw:image xlink:href="./ObjectReplacements/Object 33" xlink:type="simple" xlink:show="embed" xlink:actuate="onLoad"/>
        </draw:frame>
        <draw:frame draw:style-name="gr3" draw:text-style-name="P8" draw:layer="layout" svg:width="9cm" svg:height="3.026cm" svg:x="15.9cm" svg:y="11.984cm">
          <draw:text-box>
            <text:p><text:span text:style-name="T4">In a second step, this symbolic discretization can be made tuneable, learning the right number of classes as a function of the control performance.</text:span></text:p>
          </draw:text-box>
        </draw:frame>
        <presentation:notes draw:style-name="dp2">
          <draw:page-thumbnail draw:style-name="gr10"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8">
        <draw:frame presentation:style-name="pr3" draw:text-style-name="P9" draw:layer="layout" svg:width="25.199cm" svg:height="3.506cm" svg:x="1.4cm" svg:y="0.837cm" presentation:class="title">
          <draw:text-box>
            <text:p><text:span text:style-name="T5">Greedy Policy</text:span></text:p>
          </draw:text-box>
        </draw:frame>
        <draw:frame draw:style-name="gr7" draw:text-style-name="P3" draw:layer="layout" svg:width="18.756cm" svg:height="1.8cm" svg:x="5.244cm" svg:y="8cm">
          <text:p/>
          <draw:object xlink:href="./Object 2" xlink:type="simple" xlink:show="embed" xlink:actuate="onLoad"/>
          <draw:image xlink:href="./ObjectReplacements/Object 2" xlink:type="simple" xlink:show="embed" xlink:actuate="onLoad"/>
        </draw:frame>
        <draw:frame draw:style-name="gr7" draw:text-style-name="P3" draw:layer="layout" svg:width="7.899cm" svg:height="1.4cm" svg:x="10.301cm" svg:y="10.6cm">
          <text:p/>
          <draw:object xlink:href="./Object 3" xlink:type="simple" xlink:show="embed" xlink:actuate="onLoad"/>
          <draw:image xlink:href="./ObjectReplacements/Object 3" xlink:type="simple" xlink:show="embed" xlink:actuate="onLoad"/>
        </draw:frame>
        <draw:line draw:style-name="gr11" draw:text-style-name="P3" draw:layer="layout" svg:x1="10.8cm" svg:y1="15.327cm" svg:x2="10.8cm" svg:y2="12cm">
          <text:p/>
        </draw:line>
        <draw:frame draw:style-name="gr3" draw:text-style-name="P10" draw:layer="layout" svg:width="15cm" svg:height="2.384cm" svg:x="3cm" svg:y="15.616cm">
          <draw:text-box>
            <text:p text:style-name="P1"><text:span text:style-name="T6">Evaluating the policy at a given observed state yields the right class to set (e.g., medium from </text:span><text:span text:style-name="T7">lights</text:span><text:span text:style-name="T6">) , we need now to calculate the right setpoint</text:span></text:p>
          </draw:text-box>
        </draw:frame>
        <draw:g>
          <draw:frame draw:style-name="gr3" draw:layer="layout" svg:width="20cm" svg:height="3.247cm" svg:x="4.8cm" svg:y="4.343cm">
            <draw:text-box>
              <text:p>Our task is to learn the a policy that is as closed as possible to the user policy. Our proposed optimal policy is the one that maximizes the sum of counts of the times a setpoint class (k<text:span text:style-name="T8">i</text:span>) is set at every single state ( <text:s/>) on the long run, i.e., as time tends to infinity.</text:p>
            </draw:text-box>
          </draw:frame>
          <draw:frame draw:style-name="gr7" draw:text-style-name="P3" draw:layer="layout" svg:width="0.739cm" svg:height="0.5cm" draw:transform="rotate (-3.14159265358979) translate (9.2cm 7.4cm)">
            <text:p/>
            <draw:object xlink:href="./Object 6" xlink:type="simple" xlink:show="embed" xlink:actuate="onLoad"/>
            <draw:image xlink:href="./ObjectReplacements/Object 6" xlink:type="simple" xlink:show="embed" xlink:actuate="onLoad"/>
          </draw:frame>
        </draw:g>
        <draw:line draw:style-name="gr11" draw:text-style-name="P3" draw:layer="layout" svg:x1="16.8cm" svg:y1="12cm" svg:x2="18.8cm" svg:y2="13.4cm">
          <text:p/>
        </draw:line>
        <draw:frame draw:style-name="gr12" draw:text-style-name="P12" draw:layer="layout" svg:width="8.8cm" svg:height="7.539cm" svg:x="18.688cm" svg:y="12.861cm">
          <draw:text-box>
            <text:p text:style-name="P11"><text:span text:style-name="T9">Count of times a given state is observed on a certain class in the setpoint for the controlled variable, this variable answers to the question: </text:span><text:span text:style-name="T10">what the user did when he observed this state and how many times it did it?</text:span></text:p>
          </draw:text-box>
        </draw:fram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9">
        <draw:frame presentation:style-name="pr3" draw:layer="layout" svg:width="25.199cm" svg:height="3.506cm" svg:x="1.4cm" svg:y="0.837cm" presentation:class="title">
          <draw:text-box>
            <text:p>Setpoint calculation (fine-tuning)</text:p>
          </draw:text-box>
        </draw:frame>
        <draw:line draw:style-name="gr11" draw:text-style-name="P3" draw:layer="layout" svg:x1="19cm" svg:y1="18.599cm" svg:x2="22.2cm" svg:y2="11.4cm">
          <text:p/>
        </draw:line>
        <draw:frame draw:style-name="gr3" draw:text-style-name="P3" draw:layer="layout" svg:width="15cm" svg:height="1.673cm" svg:x="5.8cm" svg:y="16cm">
          <draw:text-box>
            <text:p text:style-name="P3">Once we have the class yielded from the policy evaluation, we calculate the setpoint via: </text:p>
          </draw:text-box>
        </draw:frame>
        <draw:g>
          <draw:frame draw:style-name="gr3" draw:layer="layout" svg:width="23.8cm" svg:height="3.095cm" svg:x="2.2cm" svg:y="3.6cm">
            <draw:text-box>
              <text:p>Once we have the setpoint class <text:s text:c="5"/>from the policy evaluation, we need to calculate the right setpoint, This is to say, what is the desired degree in the given class. Here we do a balancing of the user preference in the output range</text:p>
              <text:p/>
            </draw:text-box>
          </draw:frame>
          <draw:frame draw:style-name="gr7" draw:text-style-name="P3" draw:layer="layout" svg:width="1.04cm" svg:height="0.857cm" svg:x="11.6cm" svg:y="3.643cm">
            <text:p/>
            <draw:object xlink:href="./Object 8" xlink:type="simple" xlink:show="embed" xlink:actuate="onLoad"/>
            <draw:image xlink:href="./ObjectReplacements/Object 8" xlink:type="simple" xlink:show="embed" xlink:actuate="onLoad"/>
          </draw:frame>
        </draw:g>
        <draw:g>
          <draw:line draw:style-name="gr5" draw:text-style-name="P3" draw:layer="layout" svg:x1="22.599cm" svg:y1="7.3cm" svg:x2="22.599cm" svg:y2="15.499cm">
            <text:p/>
          </draw:line>
          <draw:frame draw:style-name="gr7" draw:text-style-name="P3" draw:layer="layout" svg:width="15.999cm" svg:height="8.999cm" svg:x="5.243cm" svg:y="6.7cm">
            <draw:object xlink:href="./Object 1" xlink:type="simple" xlink:show="embed" xlink:actuate="onLoad"/>
            <draw:image xlink:href="./ObjectReplacements/Object 1" xlink:type="simple" xlink:show="embed" xlink:actuate="onLoad"/>
          </draw:frame>
          <draw:frame draw:style-name="gr7" draw:text-style-name="P3" draw:layer="layout" svg:width="5.6cm" svg:height="3.2cm" svg:x="14.843cm" svg:y="10.7cm">
            <text:p/>
            <draw:object xlink:href="./Object 4" xlink:type="simple" xlink:show="embed" xlink:actuate="onLoad"/>
            <draw:image xlink:href="./ObjectReplacements/Object 4" xlink:type="simple" xlink:show="embed" xlink:actuate="onLoad"/>
          </draw:frame>
          <draw:line draw:style-name="gr5" draw:text-style-name="P3" draw:layer="layout" svg:x1="5.843cm" svg:y1="8.3cm" svg:x2="23.043cm" svg:y2="8.3cm">
            <text:p/>
          </draw:line>
          <draw:line draw:style-name="gr5" draw:text-style-name="P3" draw:layer="layout" svg:x1="5.843cm" svg:y1="14.8cm" svg:x2="23.043cm" svg:y2="14.8cm">
            <text:p/>
          </draw:line>
          <draw:frame draw:style-name="gr7" draw:text-style-name="P3" draw:layer="layout" svg:width="0.982cm" svg:height="1cm" svg:x="22.088cm" svg:y="6.1cm">
            <text:p/>
            <draw:object xlink:href="./Object 7" xlink:type="simple" xlink:show="embed" xlink:actuate="onLoad"/>
            <draw:image xlink:href="./ObjectReplacements/Object 7" xlink:type="simple" xlink:show="embed" xlink:actuate="onLoad"/>
          </draw:frame>
          <draw:frame draw:style-name="gr7" draw:text-style-name="P3" draw:layer="layout" svg:width="2.457cm" svg:height="0.492cm" svg:x="23.243cm" svg:y="8.008cm">
            <text:p/>
            <draw:object xlink:href="./Object 9" xlink:type="simple" xlink:show="embed" xlink:actuate="onLoad"/>
            <draw:image xlink:href="./ObjectReplacements/Object 9" xlink:type="simple" xlink:show="embed" xlink:actuate="onLoad"/>
          </draw:frame>
          <draw:frame draw:style-name="gr7" draw:text-style-name="P3" draw:layer="layout" svg:width="2.406cm" svg:height="0.492cm" svg:x="23.243cm" svg:y="14.608cm">
            <text:p/>
            <draw:object xlink:href="./Object 10" xlink:type="simple" xlink:show="embed" xlink:actuate="onLoad"/>
            <draw:image xlink:href="./ObjectReplacements/Object 10" xlink:type="simple" xlink:show="embed" xlink:actuate="onLoad"/>
          </draw:frame>
        </draw:g>
        <draw:frame draw:style-name="gr7" draw:text-style-name="P3" draw:layer="layout" svg:width="9.216cm" svg:height="1.298cm" svg:x="9.6cm" svg:y="17.902cm">
          <text:p/>
          <draw:object xlink:href="./Object 11" xlink:type="simple" xlink:show="embed" xlink:actuate="onLoad"/>
          <draw:image xlink:href="./ObjectReplacements/Object 11" xlink:type="simple" xlink:show="embed" xlink:actuate="onLoad"/>
        </draw:frame>
        <draw:custom-shape draw:style-name="gr13" draw:text-style-name="P6" draw:layer="layout" svg:width="0.399cm" svg:height="6.5cm" svg:x="22.2cm" svg:y="8.3cm">
          <text:p/>
          <draw:enhanced-geometry svg:viewBox="0 0 21600 21600" draw:glue-points="21600 0 0 10800 21600 21600" draw:text-areas="13800 ?f9 21600 ?f10" draw:type="left-brace" draw:modifiers="1800 10662.113520996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9">
        <draw:frame draw:style-name="gr3" draw:text-style-name="P13" draw:layer="layout" svg:width="21.2cm" svg:height="6.65cm" svg:x="3.8cm" svg:y="4cm">
          <draw:text-box>
            <text:p><text:span text:style-name="T2">Notice that this captures the long-term behavior of the preferences, rather than the short-term one, i.e., say the infimum count = -50 for a given class </text:span><text:span text:style-name="T11">k</text:span><text:span text:style-name="T2">, this means that the user preferes</text:span><text:span text:style-name="T11"> sup{k}</text:span><text:span text:style-name="T2">. </text:span></text:p>
            <text:p><text:span text:style-name="T2"/></text:p>
            <text:p><text:span text:style-name="T12">There lambda ~= 0</text:span><text:span text:style-name="T2">, so we have setpoint = </text:span><text:span text:style-name="T11">sup{k} λ + inf{k}(1-λ) ~= inf{k}</text:span><text:span text:style-name="T2">, then unless the user will prefer at least 45 times more </text:span><text:span text:style-name="T11">sup{k}</text:span><text:span text:style-name="T2">, </text:span><text:span text:style-name="T13">point at which infimum count will be -5</text:span><text:span text:style-name="T2">, the lightning will be rather </text:span><text:span text:style-name="T11">sup{k}</text:span><text:span text:style-name="T2">. This is to say, people don't change their minds so easily.</text:span></text:p>
            <text:p><text:span text:style-name="T2"><text:s/></text:span></text:p>
          </draw:text-box>
        </draw:frame>
        <draw:frame presentation:style-name="pr3" draw:layer="layout" svg:width="25.199cm" svg:height="3.506cm" svg:x="1.401cm" svg:y="0.837cm" presentation:class="title" presentation:user-transformed="true">
          <draw:text-box>
            <text:p>Setpoint calculation (fine-tuning)</text:p>
          </draw:text-box>
        </draw:frame>
        <draw:g>
          <draw:line draw:style-name="gr5" draw:text-style-name="P3" draw:layer="layout" svg:x1="22.099cm" svg:y1="11.001cm" svg:x2="22.099cm" svg:y2="19.2cm">
            <text:p/>
          </draw:line>
          <draw:frame draw:style-name="gr7" draw:text-style-name="P3" draw:layer="layout" svg:width="15.999cm" svg:height="8.999cm" svg:x="4.743cm" svg:y="10.401cm">
            <draw:object xlink:href="./Object 36" xlink:type="simple" xlink:show="embed" xlink:actuate="onLoad"/>
            <draw:image xlink:href="./ObjectReplacements/Object 36" xlink:type="simple" xlink:show="embed" xlink:actuate="onLoad"/>
          </draw:frame>
          <draw:frame draw:style-name="gr7" draw:text-style-name="P3" draw:layer="layout" svg:width="5.6cm" svg:height="3.2cm" svg:x="14.343cm" svg:y="14.401cm">
            <text:p/>
            <draw:object xlink:href="./Object 37" xlink:type="simple" xlink:show="embed" xlink:actuate="onLoad"/>
            <draw:image xlink:href="./ObjectReplacements/Object 37" xlink:type="simple" xlink:show="embed" xlink:actuate="onLoad"/>
          </draw:frame>
          <draw:line draw:style-name="gr5" draw:text-style-name="P3" draw:layer="layout" svg:x1="5.343cm" svg:y1="12.001cm" svg:x2="22.543cm" svg:y2="12.001cm">
            <text:p/>
          </draw:line>
          <draw:line draw:style-name="gr5" draw:text-style-name="P3" draw:layer="layout" svg:x1="5.343cm" svg:y1="18.501cm" svg:x2="22.543cm" svg:y2="18.501cm">
            <text:p/>
          </draw:line>
          <draw:frame draw:style-name="gr7" draw:text-style-name="P3" draw:layer="layout" svg:width="0.982cm" svg:height="1cm" svg:x="21.588cm" svg:y="9.801cm">
            <text:p/>
            <draw:object xlink:href="./Object 38" xlink:type="simple" xlink:show="embed" xlink:actuate="onLoad"/>
            <draw:image xlink:href="./ObjectReplacements/Object 38" xlink:type="simple" xlink:show="embed" xlink:actuate="onLoad"/>
          </draw:frame>
          <draw:frame draw:style-name="gr7" draw:text-style-name="P3" draw:layer="layout" svg:width="2.457cm" svg:height="0.492cm" svg:x="22.743cm" svg:y="11.709cm">
            <text:p/>
            <draw:object xlink:href="./Object 39" xlink:type="simple" xlink:show="embed" xlink:actuate="onLoad"/>
            <draw:image xlink:href="./ObjectReplacements/Object 39" xlink:type="simple" xlink:show="embed" xlink:actuate="onLoad"/>
          </draw:frame>
          <draw:frame draw:style-name="gr7" draw:text-style-name="P3" draw:layer="layout" svg:width="2.406cm" svg:height="0.492cm" svg:x="22.743cm" svg:y="18.309cm">
            <text:p/>
            <draw:object xlink:href="./Object 40" xlink:type="simple" xlink:show="embed" xlink:actuate="onLoad"/>
            <draw:image xlink:href="./ObjectReplacements/Object 40" xlink:type="simple" xlink:show="embed" xlink:actuate="onLoad"/>
          </draw:frame>
        </draw:g>
        <draw:line draw:style-name="gr14" draw:text-style-name="P5" draw:layer="layout" svg:x1="5.8cm" svg:y1="7.6cm" svg:x2="4cm" svg:y2="18.4cm">
          <text:p/>
        </draw:line>
        <draw:line draw:style-name="gr15" draw:text-style-name="P5" draw:layer="layout" svg:x1="11cm" svg:y1="9cm" svg:x2="9cm" svg:y2="17.8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9">
        <draw:frame presentation:style-name="pr1" draw:layer="layout" svg:width="25.199cm" svg:height="3.506cm" svg:x="1.4cm" svg:y="0.837cm" presentation:class="title">
          <draw:text-box>
            <text:p>Adaptative step (policy update)</text:p>
          </draw:text-box>
        </draw:frame>
        <draw:frame draw:style-name="gr7" draw:text-style-name="P3" draw:layer="layout" svg:width="16.019cm" svg:height="2.5cm" svg:x="7.181cm" svg:y="8.1cm">
          <text:p/>
          <draw:object xlink:href="./Object 5" xlink:type="simple" xlink:show="embed" xlink:actuate="onLoad"/>
          <draw:image xlink:href="./ObjectReplacements/Object 5" xlink:type="simple" xlink:show="embed" xlink:actuate="onLoad"/>
        </draw:frame>
        <draw:g>
          <draw:frame draw:style-name="gr3" draw:layer="layout" svg:width="21.2cm" svg:height="3.095cm" svg:x="3.6cm" svg:y="3.916cm">
            <draw:text-box>
              <text:p>Whenever the learned policy fails to get the right setpoint <text:span text:style-name="T14">up to certain tolerance</text:span>, the user will punish th MyOctopus unit with a manual setpoint. In such case we need to update the learned policy; here is the proposed scheme:</text:p>
            </draw:text-box>
          </draw:frame>
        </draw:g>
        <draw:frame draw:style-name="gr7" draw:text-style-name="P3" draw:layer="layout" svg:width="5.227cm" svg:height="1.38cm" svg:x="5.754cm" svg:y="7.1cm">
          <text:p/>
          <draw:object xlink:href="./Object 12" xlink:type="simple" xlink:show="embed" xlink:actuate="onLoad"/>
          <draw:image xlink:href="./ObjectReplacements/Object 12" xlink:type="simple" xlink:show="embed" xlink:actuate="onLoad"/>
        </draw:frame>
        <draw:frame draw:style-name="gr7" draw:text-style-name="P3" draw:layer="layout" svg:width="1.381cm" svg:height="1.213cm" svg:x="5.6cm" svg:y="11.387cm">
          <text:p/>
          <draw:object xlink:href="./Object 13" xlink:type="simple" xlink:show="embed" xlink:actuate="onLoad"/>
          <draw:image xlink:href="./ObjectReplacements/Object 13" xlink:type="simple" xlink:show="embed" xlink:actuate="onLoad"/>
        </draw:frame>
        <draw:frame draw:style-name="gr7" draw:text-style-name="P3" draw:layer="layout" svg:width="8.924cm" svg:height="1cm" svg:x="7.077cm" svg:y="14.8cm">
          <text:p/>
          <draw:object xlink:href="./Object 14" xlink:type="simple" xlink:show="embed" xlink:actuate="onLoad"/>
          <draw:image xlink:href="./ObjectReplacements/Object 14" xlink:type="simple" xlink:show="embed" xlink:actuate="onLoad"/>
        </draw:frame>
        <draw:g>
          <draw:frame draw:style-name="gr7" draw:text-style-name="P3" draw:layer="layout" svg:width="5.886cm" svg:height="0.84cm" svg:x="8.614cm" svg:y="16.36cm">
            <text:p/>
            <draw:object xlink:href="./Object 35" xlink:type="simple" xlink:show="embed" xlink:actuate="onLoad"/>
            <draw:image xlink:href="./ObjectReplacements/Object 35" xlink:type="simple" xlink:show="embed" xlink:actuate="onLoad"/>
          </draw:frame>
          <draw:g>
            <draw:frame draw:style-name="gr3" draw:layer="layout" svg:width="21.2cm" svg:height="2.384cm" svg:x="3.8cm" svg:y="16.316cm">
              <draw:text-box>
                <text:p>The expression <text:s text:c="35"/>tell us whether the user has chosen a setpoint closer to the infimum of the class returned by the learned policy, in which case we increment the infimum counter. </text:p>
              </draw:text-box>
            </draw:frame>
          </draw:g>
        </draw:g>
        <draw:frame draw:style-name="gr7" draw:text-style-name="P3" draw:layer="layout" svg:width="17.533cm" svg:height="2.645cm" svg:x="7.2cm" svg:y="12cm">
          <text:p/>
          <draw:object xlink:href="./Object 44" xlink:type="simple" xlink:show="embed" xlink:actuate="onLoad"/>
          <draw:image xlink:href="./ObjectReplacements/Object 44" xlink:type="simple" xlink:show="embed" xlink:actuate="onLoad"/>
        </draw:frame>
        <draw:frame draw:style-name="gr7" draw:text-style-name="P5" draw:layer="layout" svg:width="8.021cm" svg:height="0.93cm" svg:x="7.181cm" svg:y="10.7cm">
          <text:p/>
          <draw:object xlink:href="./Object 45" xlink:type="simple" xlink:show="embed" xlink:actuate="onLoad"/>
          <draw:image xlink:href="./ObjectReplacements/Object 45" xlink:type="simple" xlink:show="embed" xlink:actuate="onLoad"/>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9">
        <draw:frame presentation:style-name="pr1" draw:layer="layout" svg:width="25.199cm" svg:height="3.506cm" svg:x="1.4cm" svg:y="0.837cm" presentation:class="title">
          <draw:text-box>
            <text:p>Symbolic discretization effects</text:p>
          </draw:text-box>
        </draw:frame>
        <draw:frame draw:style-name="gr7" draw:text-style-name="P3" draw:layer="layout" svg:width="3.247cm" svg:height="1.333cm" svg:x="8.753cm" svg:y="7cm">
          <text:p/>
          <draw:object xlink:href="./Object 30" xlink:type="simple" xlink:show="embed" xlink:actuate="onLoad"/>
          <draw:image xlink:href="./ObjectReplacements/Object 30" xlink:type="simple" xlink:show="embed" xlink:actuate="onLoad"/>
        </draw:frame>
        <draw:g>
          <draw:frame draw:style-name="gr3" draw:layer="layout" svg:width="21.2cm" svg:height="1.673cm" svg:x="3.6cm" svg:y="4.816cm">
            <draw:text-box>
              <text:p>To study the effects of the symbolic discretization, let us start by the case of a single observed variable that is also the single controlled one.</text:p>
            </draw:text-box>
          </draw:frame>
        </draw:g>
        <draw:g>
          <draw:frame draw:style-name="gr3" draw:layer="layout" svg:width="21.2cm" svg:height="4.517cm" svg:x="3.4cm" svg:y="8.6cm">
            <draw:text-box>
              <text:p>Additionally, let us start by having a single class for the controlled variable. The evalueating the policy will always yield:</text:p>
              <text:p/>
              <text:p/>
              <text:p/>
              <text:p>Here we remain with only the fine tunning step: </text:p>
            </draw:text-box>
          </draw:frame>
        </draw:g>
        <draw:frame draw:style-name="gr7" draw:text-style-name="P3" draw:layer="layout" svg:width="5.592cm" svg:height="3.255cm" svg:x="10.4cm" svg:y="13.8cm">
          <text:p/>
          <draw:object xlink:href="./Object 41" xlink:type="simple" xlink:show="embed" xlink:actuate="onLoad"/>
          <draw:image xlink:href="./ObjectReplacements/Object 41" xlink:type="simple" xlink:show="embed" xlink:actuate="onLoad"/>
        </draw:frame>
        <draw:frame draw:style-name="gr7" draw:text-style-name="P3" draw:layer="layout" svg:width="4.335cm" svg:height="1.379cm" svg:x="13.953cm" svg:y="7cm">
          <text:p/>
          <draw:object xlink:href="./Object 34" xlink:type="simple" xlink:show="embed" xlink:actuate="onLoad"/>
          <draw:image xlink:href="./ObjectReplacements/Object 34" xlink:type="simple" xlink:show="embed" xlink:actuate="onLoad"/>
        </draw:frame>
        <draw:frame draw:style-name="gr7" draw:text-style-name="P3" draw:layer="layout" svg:width="3.541cm" svg:height="1.295cm" svg:x="11.4cm" svg:y="10.505cm">
          <text:p/>
          <draw:object xlink:href="./Object 42" xlink:type="simple" xlink:show="embed" xlink:actuate="onLoad"/>
          <draw:image xlink:href="./ObjectReplacements/Object 42" xlink:type="simple" xlink:show="embed" xlink:actuate="onLoad"/>
        </draw:frame>
        <draw:custom-shape draw:style-name="gr6" draw:text-style-name="P6" xml:id="id1" draw:id="id1" draw:layer="layout" svg:width="1.4cm" svg:height="1.4cm" svg:x="19.6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curve" svg:x1="20.795cm" svg:y1="12.995cm" svg:x2="20.795cm" svg:y2="12.005cm" draw:start-shape="id1" draw:start-glue-point="9" draw:end-shape="id1" draw:end-glue-point="11" svg:d="M20795 12995c1060 0 1060-990 0-990" svg:viewBox="0 0 796 991">
          <text:p/>
        </draw:connector>
        <draw:frame draw:style-name="gr7" draw:text-style-name="P3" draw:layer="layout" svg:width="2.116cm" svg:height="1.205cm" svg:x="21.8cm" svg:y="11.912cm">
          <text:p/>
          <draw:object xlink:href="./Object 43" xlink:type="simple" xlink:show="embed" xlink:actuate="onLoad"/>
          <draw:image xlink:href="./ObjectReplacements/Object 43" xlink:type="simple" xlink:show="embed" xlink:actuate="onLoad"/>
        </draw:fram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9">
        <draw:frame presentation:style-name="pr1" draw:layer="layout" svg:width="25.199cm" svg:height="3.506cm" svg:x="1.4cm" svg:y="0.837cm" presentation:class="title">
          <draw:text-box>
            <text:p>Membership Funcions (Fuzzy state)</text:p>
          </draw:text-box>
        </draw:frame>
        <presentation:notes draw:style-name="dp2">
          <draw:page-thumbnail draw:style-name="gr10"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4T13:30:22.912653674</meta:creation-date>
    <dc:date>2015-11-15T11:12:58.249169642</dc:date>
    <meta:editing-duration>PT12H31M11S</meta:editing-duration>
    <meta:editing-cycles>11</meta:editing-cycles>
    <meta:generator>LibreOffice/4.2.8.2$Linux_X86_64 LibreOffice_project/420m0$Build-2</meta:generator>
    <meta:document-statistic meta:object-count="1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include-hidden-cells="fals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3"/>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cm" svg:height="9cm" xlink:href="." xlink:type="simple" chart:class="chart:line" chart:style-name="ch1">
        <chart:plot-area chart:style-name="ch2" chart:data-source-has-labels="both" svg:x="0.32cm" svg:y="0.107cm" svg:width="15.359cm" svg:height="8.639cm">
          <chartooo:coordinate-region svg:x="0.558cm" svg:y="0.307cm" svg:width="14.934cm" svg:height="7.7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line">
            <chart:data-point chart:repeated="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10</text:p>
              </table:table-cell>
              <table:table-cell office:value-type="float" office:value="0">
                <text:p>0</text:p>
              </table:table-cell>
            </table:table-row>
            <table:table-row>
              <table:table-cell office:value-type="string">
                <text:p>-5</text:p>
              </table:table-cell>
              <table:table-cell office:value-type="float" office:value="0.1">
                <text:p>0.1</text:p>
              </table:table-cell>
            </table:table-row>
            <table:table-row>
              <table:table-cell office:value-type="string">
                <text:p>0</text:p>
              </table:table-cell>
              <table:table-cell office:value-type="float" office:value="0.5">
                <text:p>0.5</text:p>
              </table:table-cell>
            </table:table-row>
            <table:table-row>
              <table:table-cell office:value-type="string">
                <text:p>5</text:p>
              </table:table-cell>
              <table:table-cell office:value-type="float" office:value="0.9">
                <text:p>0.9</text:p>
              </table:table-cell>
            </table:table-row>
            <table:table-row>
              <table:table-cell office:value-type="string">
                <text:p>1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10/content.xml><?xml version="1.0" encoding="utf-8"?>
<math xmlns="http://www.w3.org/1998/Math/MathML" display="block">
  <semantics>
    <mrow>
      <mi mathvariant="italic">infimum</mi>
      <mo stretchy="false">{</mo>
      <msub>
        <mi>k</mi>
        <mi mathvariant="normal">π</mi>
      </msub>
      <mo stretchy="false">}</mo>
    </mrow>
    <annotation encoding="StarMath 5.0">infimum\{k_%pi\}</annotation>
  </semantics>
</math>
</file>

<file path=Object 11/content.xml><?xml version="1.0" encoding="utf-8"?>
<math xmlns="http://www.w3.org/1998/Math/MathML" display="block">
  <semantics>
    <mrow>
      <mrow>
        <mi mathvariant="italic">sp</mi>
        <mo stretchy="false">=</mo>
        <mrow>
          <mi mathvariant="normal">λ</mi>
          <mo stretchy="false">⋅</mo>
          <mi mathvariant="italic">infimum</mi>
        </mrow>
      </mrow>
      <mo stretchy="false">{</mo>
      <msub>
        <mi>k</mi>
        <mi mathvariant="normal">π</mi>
      </msub>
      <mrow>
        <mo stretchy="false">}</mo>
        <mo stretchy="false">+</mo>
        <mrow>
          <mrow>
            <mo fence="true" stretchy="false">(</mo>
            <mrow>
              <mrow>
                <mn>1</mn>
                <mo stretchy="false">−</mo>
                <mi mathvariant="normal">λ</mi>
              </mrow>
            </mrow>
            <mo fence="true" stretchy="false">)</mo>
          </mrow>
          <mo stretchy="false">⋅</mo>
          <mi mathvariant="italic">supremum</mi>
        </mrow>
      </mrow>
      <mo stretchy="false">{</mo>
      <msub>
        <mi>k</mi>
        <mi mathvariant="normal">π</mi>
      </msub>
      <mo stretchy="false">}</mo>
    </mrow>
    <annotation encoding="StarMath 5.0">{sp} = %lambda cdot infimum \{k_%pi\}  + (1 - %lambda ) cdot supremum \{k_%pi\} </annotation>
  </semantics>
</math>
</file>

<file path=Object 12/content.xml><?xml version="1.0" encoding="utf-8"?>
<math xmlns="http://www.w3.org/1998/Math/MathML" display="block">
  <semantics>
    <mrow>
      <mi mathvariant="italic">if</mi>
      <mspace width="2em"/>
      <mrow>
        <msub>
          <mi mathvariant="italic">sp</mi>
          <mi mathvariant="italic">user</mi>
        </msub>
        <mo stretchy="false">∈</mo>
        <msub>
          <mi>k</mi>
          <mi mathvariant="normal">π</mi>
        </msub>
      </mrow>
      <mspace width="2em"/>
      <mi mathvariant="italic">then</mi>
    </mrow>
    <annotation encoding="StarMath 5.0">if ~ sp_{user} in k_%pi ~ then</annotation>
  </semantics>
</math>
</file>

<file path=Object 13/content.xml><?xml version="1.0" encoding="utf-8"?>
<math xmlns="http://www.w3.org/1998/Math/MathML" display="block">
  <semantics>
    <mi mathvariant="italic">else</mi>
    <annotation encoding="StarMath 5.0">else</annotation>
  </semantics>
</math>
</file>

<file path=Object 14/content.xml><?xml version="1.0" encoding="utf-8"?>
<math xmlns="http://www.w3.org/1998/Math/MathML" display="block">
  <semantics>
    <mrow>
      <mi mathvariant="italic">Count</mi>
      <mrow>
        <mo fence="true" stretchy="false">(</mo>
        <mrow>
          <mrow>
            <mi mathvariant="normal">θ</mi>
            <mo stretchy="false">∣</mo>
            <msub>
              <mi>k</mi>
              <mi mathvariant="italic">user</mi>
            </msub>
          </mrow>
        </mrow>
        <mo fence="true" stretchy="false">)</mo>
      </mrow>
      <mo stretchy="false">←</mo>
      <mi mathvariant="italic">Count</mi>
      <mrow>
        <mrow>
          <mo fence="true" stretchy="false">(</mo>
          <mrow>
            <mrow>
              <mi mathvariant="normal">θ</mi>
              <mo stretchy="false">∣</mo>
              <msub>
                <mi>k</mi>
                <mi mathvariant="italic">user</mi>
              </msub>
            </mrow>
          </mrow>
          <mo fence="true" stretchy="false">)</mo>
        </mrow>
        <mo stretchy="false">+</mo>
        <mn>1</mn>
      </mrow>
    </mrow>
    <annotation encoding="StarMath 5.0"> Count(%theta divides k_user) leftarrow   Count(%theta divides k_user) + 1</annotation>
  </semantics>
</math>
</file>

<file path=Object 15/content.xml><?xml version="1.0" encoding="utf-8"?>
<math xmlns="http://www.w3.org/1998/Math/MathML" display="block">
  <semantics>
    <msub>
      <mi mathvariant="normal">θ</mi>
      <mn>1</mn>
    </msub>
    <annotation encoding="StarMath 5.0">%theta_1</annotation>
  </semantics>
</math>
</file>

<file path=Object 16/content.xml><?xml version="1.0" encoding="utf-8"?>
<math xmlns="http://www.w3.org/1998/Math/MathML" display="block">
  <semantics>
    <msub>
      <mi mathvariant="normal">θ</mi>
      <mn>2</mn>
    </msub>
    <annotation encoding="StarMath 5.0">%theta_2</annotation>
  </semantics>
</math>
</file>

<file path=Object 17/content.xml><?xml version="1.0" encoding="utf-8"?>
<math xmlns="http://www.w3.org/1998/Math/MathML" display="block">
  <semantics>
    <mrow>
      <mo fence="true" stretchy="false">(</mo>
      <mrow>
        <mrow>
          <msubsup>
            <mi mathvariant="normal">θ</mi>
            <mn>1</mn>
            <mi>i</mi>
          </msubsup>
          <mi>,</mi>
          <msubsup>
            <mi mathvariant="normal">θ</mi>
            <mn>2</mn>
            <mi>j</mi>
          </msubsup>
        </mrow>
      </mrow>
      <mo fence="true" stretchy="false">)</mo>
    </mrow>
    <annotation encoding="StarMath 5.0">(%theta_1^i, %theta_2^j)</annotation>
  </semantics>
</math>
</file>

<file path=Object 18/content.xml><?xml version="1.0" encoding="utf-8"?>
<math xmlns="http://www.w3.org/1998/Math/MathML" display="block">
  <semantics>
    <mi mathvariant="normal">θ</mi>
    <annotation encoding="StarMath 5.0">%theta</annotation>
  </semantics>
</math>
</file>

<file path=Object 19/content.xml><?xml version="1.0" encoding="utf-8"?>
<math xmlns="http://www.w3.org/1998/Math/MathML" display="block">
  <semantics>
    <msubsup>
      <mi mathvariant="normal">θ</mi>
      <mi>exp</mi>
      <mn>1</mn>
    </msubsup>
    <annotation encoding="StarMath 5.0">%theta_exp^1</annotation>
  </semantics>
</math>
</file>

<file path=Object 2/content.xml><?xml version="1.0" encoding="utf-8"?>
<math xmlns="http://www.w3.org/1998/Math/MathML" display="block">
  <semantics>
    <mrow>
      <mrow>
        <msup>
          <mi mathvariant="normal">π</mi>
          <mrow>
            <mtext/>
            <mo stretchy="false">∗</mo>
            <mtext/>
          </mrow>
        </msup>
        <mo stretchy="false">≃</mo>
        <msub>
          <mi mathvariant="normal">π</mi>
          <mi mathvariant="italic">user</mi>
        </msub>
        <mo stretchy="false">∈</mo>
        <msub>
          <mi mathvariant="italic">argmax</mi>
          <mi mathvariant="normal">π</mi>
        </msub>
      </mrow>
      <mrow>
        <msubsup>
          <mo stretchy="false">∑</mo>
          <mrow>
            <mi>t</mi>
            <mo stretchy="false">=</mo>
            <mn>0</mn>
          </mrow>
          <mi mathvariant="normal">∞</mi>
        </msubsup>
        <msub>
          <mi>C</mi>
          <mrow>
            <msub>
              <mi>k</mi>
              <mi>i</mi>
            </msub>
            <mo stretchy="false">∣</mo>
            <mi mathvariant="normal">θ</mi>
          </mrow>
        </msub>
      </mrow>
      <mi>,</mi>
      <mspace width="2em"/>
      <mrow>
        <msub>
          <mi>k</mi>
          <mi>i</mi>
        </msub>
        <mo stretchy="false">∈</mo>
        <mi mathvariant="italic">classes</mi>
      </mrow>
      <mrow>
        <mrow>
          <mo fence="true" stretchy="false">(</mo>
          <mrow>
            <mrow>
              <mi mathvariant="italic">controlled</mi>
              <mi mathvariant="italic">var</mi>
            </mrow>
          </mrow>
          <mo fence="true" stretchy="false">)</mo>
        </mrow>
        <mo stretchy="false">≡</mo>
        <mi>K</mi>
      </mrow>
    </mrow>
    <annotation encoding="StarMath 5.0">{%pi^{%*%}} simeq %pi_user in argmax_%pi sum_{t=0}^infinity C_{k_i divides %theta},~k_i in classes (controlled var) equiv K </annotation>
  </semantics>
</math>
</file>

<file path=Object 20/content.xml><?xml version="1.0" encoding="utf-8"?>
<math xmlns="http://www.w3.org/1998/Math/MathML" display="block">
  <semantics>
    <msubsup>
      <mi mathvariant="normal">θ</mi>
      <mi>exp</mi>
      <mn>2</mn>
    </msubsup>
    <annotation encoding="StarMath 5.0">%theta^2_exp</annotation>
  </semantics>
</math>
</file>

<file path=Object 21/content.xml><?xml version="1.0" encoding="utf-8"?>
<math xmlns="http://www.w3.org/1998/Math/MathML" display="block">
  <semantics>
    <mrow>
      <msubsup>
        <mi mathvariant="normal">θ</mi>
        <mi mathvariant="italic">ag</mi>
        <mn>1</mn>
      </msubsup>
      <mover>
        <mo stretchy="false">→</mo>
        <msub>
          <mi mathvariant="normal">π</mi>
          <mi mathvariant="italic">user</mi>
        </msub>
      </mover>
      <msubsup>
        <mi mathvariant="normal">θ</mi>
        <mi mathvariant="italic">ag</mi>
        <mn>2</mn>
      </msubsup>
      <mover>
        <mo stretchy="false">→</mo>
        <msub>
          <mi mathvariant="normal">π</mi>
          <mi mathvariant="italic">user</mi>
        </msub>
      </mover>
      <msubsup>
        <mi mathvariant="normal">θ</mi>
        <mi mathvariant="italic">ag</mi>
        <mn>3</mn>
      </msubsup>
    </mrow>
    <annotation encoding="StarMath 5.0"> %theta_ag^1  toward csup{%pi_user}   %theta_ag^2 toward csup{%pi_user}  %theta_ag^3</annotation>
  </semantics>
</math>
</file>

<file path=Object 22/content.xml><?xml version="1.0" encoding="utf-8"?>
<math xmlns="http://www.w3.org/1998/Math/MathML" display="block">
  <semantics>
    <mrow>
      <msubsup>
        <mi mathvariant="normal">θ</mi>
        <mi>exp</mi>
        <mn>1</mn>
      </msubsup>
      <mo stretchy="false">→</mo>
      <msubsup>
        <mi mathvariant="normal">θ</mi>
        <mi>exp</mi>
        <mn>2</mn>
      </msubsup>
      <mo stretchy="false">→</mo>
      <msubsup>
        <mi mathvariant="normal">θ</mi>
        <mi>exp</mi>
        <mn>3</mn>
      </msubsup>
    </mrow>
    <annotation encoding="StarMath 5.0"> %theta_exp^1  toward  %theta_exp^2 toward %theta_exp^3</annotation>
  </semantics>
</math>
</file>

<file path=Object 23/content.xml><?xml version="1.0" encoding="utf-8"?>
<math xmlns="http://www.w3.org/1998/Math/MathML" display="block">
  <semantics>
    <msubsup>
      <mi mathvariant="normal">θ</mi>
      <mi>exp</mi>
      <mn>3</mn>
    </msubsup>
    <annotation encoding="StarMath 5.0">%theta^3_exp</annotation>
  </semantics>
</math>
</file>

<file path=Object 24/content.xml><?xml version="1.0" encoding="utf-8"?>
<math xmlns="http://www.w3.org/1998/Math/MathML" display="block">
  <semantics>
    <msubsup>
      <mi mathvariant="normal">θ</mi>
      <mi mathvariant="italic">ag</mi>
      <mn>1</mn>
    </msubsup>
    <annotation encoding="StarMath 5.0">%theta_ag^1</annotation>
  </semantics>
</math>
</file>

<file path=Object 25/content.xml><?xml version="1.0" encoding="utf-8"?>
<math xmlns="http://www.w3.org/1998/Math/MathML" display="block">
  <semantics>
    <msubsup>
      <mi mathvariant="normal">θ</mi>
      <mi mathvariant="italic">ag</mi>
      <mn>2</mn>
    </msubsup>
    <annotation encoding="StarMath 5.0">%theta_ag^2</annotation>
  </semantics>
</math>
</file>

<file path=Object 26/content.xml><?xml version="1.0" encoding="utf-8"?>
<math xmlns="http://www.w3.org/1998/Math/MathML" display="block">
  <semantics>
    <msubsup>
      <mi mathvariant="normal">θ</mi>
      <mi mathvariant="italic">ag</mi>
      <mn>3</mn>
    </msubsup>
    <annotation encoding="StarMath 5.0">%theta_ag^3</annotation>
  </semantics>
</math>
</file>

<file path=Object 27/content.xml><?xml version="1.0" encoding="utf-8"?>
<math xmlns="http://www.w3.org/1998/Math/MathML" display="block">
  <semantics>
    <msub>
      <mi mathvariant="normal">π</mi>
      <mi mathvariant="italic">user</mi>
    </msub>
    <annotation encoding="StarMath 5.0">%pi_user</annotation>
  </semantics>
</math>
</file>

<file path=Object 28/content.xml><?xml version="1.0" encoding="utf-8"?>
<math xmlns="http://www.w3.org/1998/Math/MathML" display="block">
  <semantics>
    <mrow>
      <msub>
        <mi mathvariant="normal">π</mi>
        <mi mathvariant="italic">user</mi>
      </msub>
      <mrow>
        <mo fence="true" stretchy="false">(</mo>
        <mrow>
          <msubsup>
            <mi mathvariant="normal">θ</mi>
            <mi mathvariant="italic">ag</mi>
            <mn>1</mn>
          </msubsup>
        </mrow>
        <mo fence="true" stretchy="false">)</mo>
      </mrow>
    </mrow>
    <annotation encoding="StarMath 5.0">%pi_user( %theta_ag^1 )</annotation>
  </semantics>
</math>
</file>

<file path=Object 29/content.xml><?xml version="1.0" encoding="utf-8"?>
<math xmlns="http://www.w3.org/1998/Math/MathML" display="block">
  <semantics>
    <mrow>
      <msub>
        <mi mathvariant="normal">π</mi>
        <mi mathvariant="italic">user</mi>
      </msub>
      <mrow>
        <mo fence="true" stretchy="false">(</mo>
        <mrow>
          <msubsup>
            <mi mathvariant="normal">θ</mi>
            <mi mathvariant="italic">ag</mi>
            <mn>2</mn>
          </msubsup>
        </mrow>
        <mo fence="true" stretchy="false">)</mo>
      </mrow>
    </mrow>
    <annotation encoding="StarMath 5.0">%pi_user( %theta_ag^2 )</annotation>
  </semantics>
</math>
</file>

<file path=Object 3/content.xml><?xml version="1.0" encoding="utf-8"?>
<math xmlns="http://www.w3.org/1998/Math/MathML" display="block">
  <semantics>
    <mrow>
      <mrow>
        <mrow>
          <mi mathvariant="normal">π</mi>
          <mrow>
            <mo fence="true" stretchy="false">(</mo>
            <mrow>
              <mi mathvariant="normal">θ</mi>
            </mrow>
            <mo fence="true" stretchy="false">)</mo>
          </mrow>
        </mrow>
        <mo stretchy="false">=</mo>
        <msub>
          <mi mathvariant="italic">max</mi>
          <mrow>
            <msub>
              <mi>k</mi>
              <mi>j</mi>
            </msub>
            <mo stretchy="false">∈</mo>
            <mi>K</mi>
          </mrow>
        </msub>
      </mrow>
      <mo stretchy="false">{</mo>
      <msub>
        <mi>C</mi>
        <mrow>
          <mi mathvariant="normal">θ</mi>
          <mo stretchy="false">∣</mo>
          <msub>
            <mi>k</mi>
            <mi>j</mi>
          </msub>
        </mrow>
      </msub>
      <mo stretchy="false">}</mo>
    </mrow>
    <annotation encoding="StarMath 5.0">{%pi(%theta)} = max_{k_j in K} \{ C_{%theta divides k_j}\} </annotation>
  </semantics>
</math>
</file>

<file path=Object 30/content.xml><?xml version="1.0" encoding="utf-8"?>
<math xmlns="http://www.w3.org/1998/Math/MathML" display="block">
  <semantics>
    <mrow>
      <mrow>
        <mi mathvariant="normal">θ</mi>
        <mo stretchy="false">=</mo>
        <mo stretchy="false">{</mo>
      </mrow>
      <msub>
        <mi mathvariant="normal">θ</mi>
        <mn>1</mn>
      </msub>
      <mo stretchy="false">}</mo>
    </mrow>
    <annotation encoding="StarMath 5.0">%theta = \{%theta_1\}</annotation>
  </semantics>
</math>
</file>

<file path=Object 31/content.xml><?xml version="1.0" encoding="utf-8"?>
<math xmlns="http://www.w3.org/1998/Math/MathML" display="block">
  <semantics>
    <mrow>
      <mo stretchy="false">{</mo>
      <msub>
        <mi mathvariant="normal">θ</mi>
        <mn>1</mn>
      </msub>
      <mrow>
        <mo fence="true" stretchy="false">(</mo>
        <mrow>
          <mi mathvariant="italic">hot</mi>
        </mrow>
        <mo fence="true" stretchy="false">)</mo>
      </mrow>
      <mi>,</mi>
      <msub>
        <mi mathvariant="normal">θ</mi>
        <mn>2</mn>
      </msub>
      <mrow>
        <mo fence="true" stretchy="false">(</mo>
        <mrow>
          <mi mathvariant="italic">dark</mi>
        </mrow>
        <mo fence="true" stretchy="false">)</mo>
      </mrow>
      <mo stretchy="false">}</mo>
    </mrow>
    <annotation encoding="StarMath 5.0">\{%theta_1( hot ), %theta_2( dark )\}</annotation>
  </semantics>
</math>
</file>

<file path=Object 32/content.xml><?xml version="1.0" encoding="utf-8"?>
<math xmlns="http://www.w3.org/1998/Math/MathML" display="block">
  <semantics>
    <mrow>
      <msub>
        <mi mathvariant="normal">θ</mi>
        <mn>1</mn>
      </msub>
      <mspace width="2em"/>
      <mi mathvariant="italic">Temperature</mi>
    </mrow>
    <annotation encoding="StarMath 5.0">%theta_1 ~ Temperature</annotation>
  </semantics>
</math>
</file>

<file path=Object 33/content.xml><?xml version="1.0" encoding="utf-8"?>
<math xmlns="http://www.w3.org/1998/Math/MathML" display="block">
  <semantics>
    <mrow>
      <msub>
        <mi mathvariant="normal">θ</mi>
        <mn>2</mn>
      </msub>
      <mspace width="2em"/>
      <mi mathvariant="italic">Lightning</mi>
    </mrow>
    <annotation encoding="StarMath 5.0">%theta_2 ~ Lightning</annotation>
  </semantics>
</math>
</file>

<file path=Object 34/content.xml><?xml version="1.0" encoding="utf-8"?>
<math xmlns="http://www.w3.org/1998/Math/MathML" display="block">
  <semantics>
    <mrow>
      <mrow>
        <msub>
          <mi mathvariant="normal">θ</mi>
          <mn>1</mn>
        </msub>
        <mo stretchy="false">∈</mo>
        <mo stretchy="false">{</mo>
      </mrow>
      <mn>0,10</mn>
      <mo stretchy="false">}</mo>
    </mrow>
    <annotation encoding="StarMath 5.0">%theta_1 in \{ 0,10\}</annotation>
  </semantics>
</math>
</file>

<file path=Object 35/content.xml><?xml version="1.0" encoding="utf-8"?>
<math xmlns="http://www.w3.org/1998/Math/MathML" display="block">
  <semantics>
    <mrow>
      <mrow>
        <msub>
          <mi mathvariant="italic">sp</mi>
          <mi mathvariant="italic">user</mi>
        </msub>
        <mo stretchy="false">−</mo>
        <mi mathvariant="italic">inf</mi>
      </mrow>
      <mo stretchy="false">{</mo>
      <msub>
        <mi>k</mi>
        <mi mathvariant="normal">π</mi>
      </msub>
      <mrow>
        <mo stretchy="false">}</mo>
        <mo stretchy="false">&lt;</mo>
        <mi mathvariant="italic">max</mi>
      </mrow>
      <mo stretchy="false">{</mo>
      <msub>
        <mi>k</mi>
        <mi mathvariant="normal">π</mi>
      </msub>
      <mrow>
        <mo stretchy="false">}</mo>
        <mo stretchy="false">−</mo>
        <msub>
          <mi mathvariant="italic">sp</mi>
          <mi mathvariant="italic">user</mi>
        </msub>
      </mrow>
    </mrow>
    <annotation encoding="StarMath 5.0">sp_{user} - inf\{k_%pi\} &lt; max\{k_%pi\} - sp_{user}</annotation>
  </semantics>
</math>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include-hidden-cells="fals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3"/>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cm" svg:height="9cm" xlink:href="." xlink:type="simple" chart:class="chart:line" chart:style-name="ch1">
        <chart:plot-area chart:style-name="ch2" chart:data-source-has-labels="both" svg:x="0.32cm" svg:y="0.107cm" svg:width="15.359cm" svg:height="8.639cm">
          <chartooo:coordinate-region svg:x="0.558cm" svg:y="0.307cm" svg:width="14.934cm" svg:height="7.7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line">
            <chart:data-point chart:repeated="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10</text:p>
              </table:table-cell>
              <table:table-cell office:value-type="float" office:value="0">
                <text:p>0</text:p>
              </table:table-cell>
            </table:table-row>
            <table:table-row>
              <table:table-cell office:value-type="string">
                <text:p>-5</text:p>
              </table:table-cell>
              <table:table-cell office:value-type="float" office:value="0.1">
                <text:p>0.1</text:p>
              </table:table-cell>
            </table:table-row>
            <table:table-row>
              <table:table-cell office:value-type="string">
                <text:p>0</text:p>
              </table:table-cell>
              <table:table-cell office:value-type="float" office:value="0.5">
                <text:p>0.5</text:p>
              </table:table-cell>
            </table:table-row>
            <table:table-row>
              <table:table-cell office:value-type="string">
                <text:p>5</text:p>
              </table:table-cell>
              <table:table-cell office:value-type="float" office:value="0.9">
                <text:p>0.9</text:p>
              </table:table-cell>
            </table:table-row>
            <table:table-row>
              <table:table-cell office:value-type="string">
                <text:p>10</text:p>
              </table:table-cell>
              <table:table-cell office:value-type="float" office:value="1">
                <text:p>1</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7/content.xml><?xml version="1.0" encoding="utf-8"?>
<math xmlns="http://www.w3.org/1998/Math/MathML" display="block">
  <semantics>
    <mrow>
      <mi mathvariant="normal">λ</mi>
      <mo stretchy="false">=</mo>
      <mfrac>
        <mn>1</mn>
        <mrow>
          <mn>1</mn>
          <mo stretchy="false">+</mo>
          <msup>
            <mi>e</mi>
            <mrow>
              <mo stretchy="false">−</mo>
              <msub>
                <mi>c</mi>
                <mrow>
                  <mi mathvariant="italic">inf</mi>
                  <mo stretchy="false">{</mo>
                  <msub>
                    <mi>k</mi>
                    <mi mathvariant="normal">π</mi>
                  </msub>
                  <mo stretchy="false">}</mo>
                </mrow>
              </msub>
            </mrow>
          </msup>
        </mrow>
      </mfrac>
    </mrow>
    <annotation encoding="StarMath 5.0">{%lambda} = {1} over {1 + e^{-c_{inf\{k_%pi\}}}}</annotation>
  </semantics>
</math>
</file>

<file path=Object 38/content.xml><?xml version="1.0" encoding="utf-8"?>
<math xmlns="http://www.w3.org/1998/Math/MathML" display="block">
  <semantics>
    <mi mathvariant="italic">sp</mi>
    <annotation encoding="StarMath 5.0">sp</annotation>
  </semantics>
</math>
</file>

<file path=Object 39/content.xml><?xml version="1.0" encoding="utf-8"?>
<math xmlns="http://www.w3.org/1998/Math/MathML" display="block">
  <semantics>
    <mrow>
      <mi mathvariant="italic">supreme</mi>
      <mo stretchy="false">{</mo>
      <msub>
        <mi>k</mi>
        <mi mathvariant="normal">π</mi>
      </msub>
      <mo stretchy="false">}</mo>
    </mrow>
    <annotation encoding="StarMath 5.0">supreme \{k_%pi\}</annotation>
  </semantics>
</math>
</file>

<file path=Object 4/content.xml><?xml version="1.0" encoding="utf-8"?>
<math xmlns="http://www.w3.org/1998/Math/MathML" display="block">
  <semantics>
    <mrow>
      <mi mathvariant="normal">λ</mi>
      <mo stretchy="false">=</mo>
      <mfrac>
        <mn>1</mn>
        <mrow>
          <mn>1</mn>
          <mo stretchy="false">+</mo>
          <msup>
            <mi>e</mi>
            <mrow>
              <mo stretchy="false">−</mo>
              <msub>
                <mi>c</mi>
                <mrow>
                  <mi mathvariant="italic">inf</mi>
                  <mo stretchy="false">{</mo>
                  <msub>
                    <mi>k</mi>
                    <mi mathvariant="normal">π</mi>
                  </msub>
                  <mo stretchy="false">}</mo>
                </mrow>
              </msub>
            </mrow>
          </msup>
        </mrow>
      </mfrac>
    </mrow>
    <annotation encoding="StarMath 5.0">{%lambda} = {1} over {1 + e^{-c_{inf\{k_%pi\}}}}</annotation>
  </semantics>
</math>
</file>

<file path=Object 40/content.xml><?xml version="1.0" encoding="utf-8"?>
<math xmlns="http://www.w3.org/1998/Math/MathML" display="block">
  <semantics>
    <mrow>
      <mi mathvariant="italic">infimum</mi>
      <mo stretchy="false">{</mo>
      <msub>
        <mi>k</mi>
        <mi mathvariant="normal">π</mi>
      </msub>
      <mo stretchy="false">}</mo>
    </mrow>
    <annotation encoding="StarMath 5.0">infimum\{k_%pi\}</annotation>
  </semantics>
</math>
</file>

<file path=Object 41/content.xml><?xml version="1.0" encoding="utf-8"?>
<math xmlns="http://www.w3.org/1998/Math/MathML" display="block">
  <semantics>
    <mrow>
      <mi mathvariant="normal">λ</mi>
      <mo stretchy="false">=</mo>
      <mfrac>
        <mn>1</mn>
        <mrow>
          <mn>1</mn>
          <mo stretchy="false">+</mo>
          <msup>
            <mi>e</mi>
            <mrow>
              <mo stretchy="false">−</mo>
              <msub>
                <mi>c</mi>
                <mrow>
                  <mi mathvariant="italic">inf</mi>
                  <mo stretchy="false">{</mo>
                  <msub>
                    <mi mathvariant="normal">θ</mi>
                    <mn>1</mn>
                  </msub>
                  <mo stretchy="false">}</mo>
                </mrow>
              </msub>
            </mrow>
          </msup>
        </mrow>
      </mfrac>
    </mrow>
    <annotation encoding="StarMath 5.0">{%lambda} = {1} over {1 + e^{-c_{inf\{%theta_1\}}}}</annotation>
  </semantics>
</math>
</file>

<file path=Object 42/content.xml><?xml version="1.0" encoding="utf-8"?>
<math xmlns="http://www.w3.org/1998/Math/MathML" display="block">
  <semantics>
    <mrow>
      <mrow>
        <mi mathvariant="normal">π</mi>
        <mrow>
          <mo fence="true" stretchy="false">(</mo>
          <mrow>
            <mi mathvariant="normal">θ</mi>
          </mrow>
          <mo fence="true" stretchy="false">)</mo>
        </mrow>
      </mrow>
      <mo stretchy="false">≡</mo>
      <msub>
        <mi mathvariant="normal">θ</mi>
        <mn>1</mn>
      </msub>
    </mrow>
    <annotation encoding="StarMath 5.0">{%pi(%theta)}  equiv %theta_1 </annotation>
  </semantics>
</math>
</file>

<file path=Object 43/content.xml><?xml version="1.0" encoding="utf-8"?>
<math xmlns="http://www.w3.org/1998/Math/MathML" display="block">
  <semantics>
    <mrow>
      <mi mathvariant="normal">π</mi>
      <mrow>
        <mo fence="true" stretchy="false">(</mo>
        <mrow>
          <mi mathvariant="normal">θ</mi>
        </mrow>
        <mo fence="true" stretchy="false">)</mo>
      </mrow>
    </mrow>
    <annotation encoding="StarMath 5.0">{%pi(%theta)}</annotation>
  </semantics>
</math>
</file>

<file path=Object 44/content.xml><?xml version="1.0" encoding="utf-8"?>
<math xmlns="http://www.w3.org/1998/Math/MathML" display="block">
  <semantics>
    <mrow>
      <msubsup>
        <mi>c</mi>
        <mrow>
          <mi mathvariant="italic">inf</mi>
          <mo stretchy="false">{</mo>
          <msub>
            <mi>k</mi>
            <mi mathvariant="italic">user</mi>
          </msub>
          <mo stretchy="false">}</mo>
        </mrow>
        <mi mathvariant="italic">new</mi>
      </msubsup>
      <mo stretchy="false">←</mo>
      <mrow>
        <mo fence="true" stretchy="true">{</mo>
        <mrow>
          <mtable>
            <mtr>
              <mtd>
                <mrow>
                  <mrow>
                    <msub>
                      <mi>c</mi>
                      <mrow>
                        <mi mathvariant="italic">inf</mi>
                        <mo stretchy="false">{</mo>
                        <msub>
                          <mi>k</mi>
                          <mi mathvariant="italic">user</mi>
                        </msub>
                        <mo stretchy="false">}</mo>
                      </mrow>
                    </msub>
                    <mo stretchy="false">+</mo>
                    <mn>1</mn>
                  </mrow>
                  <mspace width="2em"/>
                  <mi mathvariant="italic">if</mi>
                  <mspace width="2em"/>
                  <mrow>
                    <mrow>
                      <mo fence="true" stretchy="false">(</mo>
                      <mrow>
                        <mrow>
                          <mrow>
                            <msub>
                              <mi mathvariant="italic">sp</mi>
                              <mi mathvariant="italic">user</mi>
                            </msub>
                            <mo stretchy="false">−</mo>
                            <mi mathvariant="italic">inf</mi>
                          </mrow>
                          <mo stretchy="false">{</mo>
                          <msub>
                            <mi>k</mi>
                            <mi mathvariant="italic">user</mi>
                          </msub>
                          <mo stretchy="false">}</mo>
                        </mrow>
                      </mrow>
                      <mo fence="true" stretchy="false">)</mo>
                    </mrow>
                    <mo stretchy="false">&lt;</mo>
                    <mrow>
                      <mo fence="true" stretchy="false">(</mo>
                      <mrow>
                        <mrow>
                          <mi mathvariant="italic">max</mi>
                          <mo stretchy="false">{</mo>
                          <msub>
                            <mi>k</mi>
                            <mi mathvariant="italic">user</mi>
                          </msub>
                          <mrow>
                            <mo stretchy="false">}</mo>
                            <mo stretchy="false">−</mo>
                            <msub>
                              <mi mathvariant="italic">sp</mi>
                              <mi mathvariant="italic">user</mi>
                            </msub>
                          </mrow>
                        </mrow>
                      </mrow>
                      <mo fence="true" stretchy="false">)</mo>
                    </mrow>
                  </mrow>
                </mrow>
              </mtd>
            </mtr>
            <mtr>
              <mtd columnalign="left">
                <mrow>
                  <mrow>
                    <msub>
                      <mi>c</mi>
                      <mrow>
                        <mi mathvariant="italic">inf</mi>
                        <mo stretchy="false">{</mo>
                        <msub>
                          <mi>k</mi>
                          <mi mathvariant="italic">user</mi>
                        </msub>
                        <mo stretchy="false">}</mo>
                      </mrow>
                    </msub>
                    <mo stretchy="false">−</mo>
                    <mn>1</mn>
                  </mrow>
                  <mspace width="2em"/>
                  <mi mathvariant="italic">otherwise</mi>
                </mrow>
              </mtd>
            </mtr>
          </mtable>
        </mrow>
      </mrow>
    </mrow>
    <annotation encoding="StarMath 5.0">c^new_{inf\{k_user\}} leftarrow { left lbrace stack{ c_{inf\{k_user\}} + 1 ~ if ~ (sp_{user} - inf\{k_user\}) &lt; (max\{k_user\} - sp_{user}) # alignl  c_{inf\{k_user\}} - 1 ~ otherwise} right none }  </annotation>
  </semantics>
</math>
</file>

<file path=Object 45/content.xml><?xml version="1.0" encoding="utf-8"?>
<math xmlns="http://www.w3.org/1998/Math/MathML" display="block">
  <semantics>
    <mrow>
      <mi mathvariant="italic">Count</mi>
      <mrow>
        <mo fence="true" stretchy="false">(</mo>
        <mrow>
          <mrow>
            <mi mathvariant="normal">θ</mi>
            <mo stretchy="false">∣</mo>
            <msub>
              <mi>k</mi>
              <mi mathvariant="normal">π</mi>
            </msub>
          </mrow>
        </mrow>
        <mo fence="true" stretchy="false">)</mo>
      </mrow>
      <mo stretchy="false">←</mo>
      <mi mathvariant="italic">Count</mi>
      <mrow>
        <mrow>
          <mo fence="true" stretchy="false">(</mo>
          <mrow>
            <mrow>
              <mi mathvariant="normal">θ</mi>
              <mo stretchy="false">∣</mo>
              <msub>
                <mi>k</mi>
                <mi mathvariant="normal">π</mi>
              </msub>
            </mrow>
          </mrow>
          <mo fence="true" stretchy="false">)</mo>
        </mrow>
        <mo stretchy="false">+</mo>
        <mn>1</mn>
      </mrow>
    </mrow>
    <annotation encoding="StarMath 5.0"> Count(%theta divides k_%pi) leftarrow   Count(%theta divides k_%pi) + 1</annotation>
  </semantics>
</math>
</file>

<file path=Object 5/content.xml><?xml version="1.0" encoding="utf-8"?>
<math xmlns="http://www.w3.org/1998/Math/MathML" display="block">
  <semantics>
    <mrow>
      <msubsup>
        <mi>c</mi>
        <mrow>
          <mi mathvariant="italic">inf</mi>
          <mo stretchy="false">{</mo>
          <msub>
            <mi>k</mi>
            <mi mathvariant="normal">π</mi>
          </msub>
          <mo stretchy="false">}</mo>
        </mrow>
        <mi mathvariant="italic">new</mi>
      </msubsup>
      <mo stretchy="false">←</mo>
      <mrow>
        <mo fence="true" stretchy="true">{</mo>
        <mrow>
          <mtable>
            <mtr>
              <mtd>
                <mrow>
                  <mrow>
                    <msub>
                      <mi>c</mi>
                      <mrow>
                        <mi mathvariant="italic">inf</mi>
                        <mo stretchy="false">{</mo>
                        <msub>
                          <mi>k</mi>
                          <mi mathvariant="normal">π</mi>
                        </msub>
                        <mo stretchy="false">}</mo>
                      </mrow>
                    </msub>
                    <mo stretchy="false">+</mo>
                    <mn>1</mn>
                  </mrow>
                  <mspace width="2em"/>
                  <mi mathvariant="italic">if</mi>
                  <mspace width="2em"/>
                  <mrow>
                    <mrow>
                      <mo fence="true" stretchy="false">(</mo>
                      <mrow>
                        <mrow>
                          <mrow>
                            <msub>
                              <mi mathvariant="italic">sp</mi>
                              <mi mathvariant="italic">user</mi>
                            </msub>
                            <mo stretchy="false">−</mo>
                            <mi mathvariant="italic">inf</mi>
                          </mrow>
                          <mo stretchy="false">{</mo>
                          <msub>
                            <mi>k</mi>
                            <mi mathvariant="normal">π</mi>
                          </msub>
                          <mo stretchy="false">}</mo>
                        </mrow>
                      </mrow>
                      <mo fence="true" stretchy="false">)</mo>
                    </mrow>
                    <mo stretchy="false">&lt;</mo>
                    <mrow>
                      <mo fence="true" stretchy="false">(</mo>
                      <mrow>
                        <mrow>
                          <mi mathvariant="italic">max</mi>
                          <mo stretchy="false">{</mo>
                          <msub>
                            <mi>k</mi>
                            <mi mathvariant="normal">π</mi>
                          </msub>
                          <mrow>
                            <mo stretchy="false">}</mo>
                            <mo stretchy="false">−</mo>
                            <msub>
                              <mi mathvariant="italic">sp</mi>
                              <mi mathvariant="italic">user</mi>
                            </msub>
                          </mrow>
                        </mrow>
                      </mrow>
                      <mo fence="true" stretchy="false">)</mo>
                    </mrow>
                  </mrow>
                </mrow>
              </mtd>
            </mtr>
            <mtr>
              <mtd columnalign="left">
                <mrow>
                  <mrow>
                    <msub>
                      <mi>c</mi>
                      <mrow>
                        <mi mathvariant="italic">inf</mi>
                        <mo stretchy="false">{</mo>
                        <msub>
                          <mi>k</mi>
                          <mi mathvariant="normal">π</mi>
                        </msub>
                        <mo stretchy="false">}</mo>
                      </mrow>
                    </msub>
                    <mo stretchy="false">−</mo>
                    <mn>1</mn>
                  </mrow>
                  <mspace width="2em"/>
                  <mi mathvariant="italic">otherwise</mi>
                </mrow>
              </mtd>
            </mtr>
          </mtable>
        </mrow>
      </mrow>
    </mrow>
    <annotation encoding="StarMath 5.0">c^new_{inf\{k_%pi\}} leftarrow { left lbrace stack{ c_{inf\{k_%pi\}} + 1 ~ if ~ (sp_{user} - inf\{k_%pi\}) &lt; (max\{k_%pi\} - sp_{user}) # alignl  c_{inf\{k_%pi\}} - 1 ~ otherwise} right none }  </annotation>
  </semantics>
</math>
</file>

<file path=Object 6/content.xml><?xml version="1.0" encoding="utf-8"?>
<math xmlns="http://www.w3.org/1998/Math/MathML" display="block">
  <semantics>
    <mi mathvariant="normal">θ</mi>
    <annotation encoding="StarMath 5.0">%theta</annotation>
  </semantics>
</math>
</file>

<file path=Object 7/content.xml><?xml version="1.0" encoding="utf-8"?>
<math xmlns="http://www.w3.org/1998/Math/MathML" display="block">
  <semantics>
    <mi mathvariant="italic">sp</mi>
    <annotation encoding="StarMath 5.0">sp</annotation>
  </semantics>
</math>
</file>

<file path=Object 8/content.xml><?xml version="1.0" encoding="utf-8"?>
<math xmlns="http://www.w3.org/1998/Math/MathML" display="block">
  <semantics>
    <msub>
      <mi>k</mi>
      <mi mathvariant="normal">π</mi>
    </msub>
    <annotation encoding="StarMath 5.0">k_%pi</annotation>
  </semantics>
</math>
</file>

<file path=Object 9/content.xml><?xml version="1.0" encoding="utf-8"?>
<math xmlns="http://www.w3.org/1998/Math/MathML" display="block">
  <semantics>
    <mrow>
      <mi mathvariant="italic">supreme</mi>
      <mo stretchy="false">{</mo>
      <msub>
        <mi>k</mi>
        <mi mathvariant="normal">π</mi>
      </msub>
      <mo stretchy="false">}</mo>
    </mrow>
    <annotation encoding="StarMath 5.0">supreme \{k_%pi\}</annotation>
  </semantics>
</math>
</file>